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64526" officeooo:paragraph-rsid="00064526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64526" officeooo:paragraph-rsid="00064526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6d867" officeooo:paragraph-rsid="0006d867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6d867" officeooo:paragraph-rsid="0006d867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bold" officeooo:rsid="0008c1c4" officeooo:paragraph-rsid="0008c1c4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bold" officeooo:rsid="0008de5a" officeooo:paragraph-rsid="0008de5a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font-weight="normal" officeooo:rsid="0006d867" officeooo:paragraph-rsid="0006d86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6d867" officeooo:paragraph-rsid="0006d867" style:font-size-asian="10.5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2pt" fo:font-weight="normal" officeooo:rsid="0006d867" officeooo:paragraph-rsid="0006d867" style:font-size-asian="10.5pt" style:font-weight-asian="normal" style:font-size-complex="12pt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fo:font-size="12pt" fo:font-weight="normal" officeooo:rsid="0006d867" officeooo:paragraph-rsid="0006d867" style:font-size-asian="10.5pt" style:font-weight-asian="normal" style:font-size-complex="12pt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06d867" officeooo:paragraph-rsid="0006d867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normal" officeooo:rsid="0006d867" officeooo:paragraph-rsid="0006d867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08c1c4" officeooo:paragraph-rsid="0008c1c4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fo:font-weight="normal" officeooo:rsid="0008c1c4" officeooo:paragraph-rsid="0008c1c4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08c1c4" officeooo:paragraph-rsid="0008c1c4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7">
      <style:paragraph-properties fo:text-align="start" style:justify-single-word="false"/>
      <style:text-properties fo:font-size="12pt" fo:font-style="normal" fo:font-weight="normal" officeooo:rsid="0008de5a" officeooo:paragraph-rsid="0008de5a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7">
      <style:paragraph-properties fo:text-align="start" style:justify-single-word="false"/>
      <style:text-properties fo:font-size="12pt" fo:font-style="normal" fo:font-weight="normal" officeooo:rsid="000a643a" officeooo:paragraph-rsid="000a643a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2pt" fo:font-style="italic" fo:font-weight="normal" officeooo:rsid="0006d867" officeooo:paragraph-rsid="0006d867" style:font-size-asian="10.5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 style:list-style-name="L6">
      <style:paragraph-properties fo:text-align="start" style:justify-single-word="false"/>
      <style:text-properties officeooo:paragraph-rsid="0008c1c4"/>
    </style:style>
    <style:style style:name="P20" style:family="paragraph" style:parent-style-name="Standard" style:list-style-name="L6">
      <style:paragraph-properties fo:text-align="start" style:justify-single-word="false"/>
      <style:text-properties officeooo:rsid="0008c1c4" officeooo:paragraph-rsid="0008c1c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style="normal" fo:font-weight="normal" officeooo:rsid="0008c1c4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6" style:family="text">
      <style:text-properties officeooo:rsid="000a643a"/>
    </style:style>
    <style:style style:name="T7" style:family="text">
      <style:text-properties officeooo:rsid="000e406b"/>
    </style:style>
    <style:style style:name="T8" style:family="text">
      <style:text-properties officeooo:rsid="000fe7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Functions</text:p>
      <text:p text:style-name="P2"/>
      <text:p text:style-name="P2">Functions</text:p>
      <text:list xml:id="list2473344391" text:style-name="L2">
        <text:list-item>
          <text:p text:style-name="P7">Functions allow you to store code in a defined block which can be invoked (called and executed) which allows for multiple uses of the same lines of code.</text:p>
        </text:list-item>
        <text:list-item>
          <text:p text:style-name="P7">To invoke a function, include the name of the function and parentheses afterwards.</text:p>
          <text:list>
            <text:list-item>
              <text:p text:style-name="P7">ex.<text:span text:style-name="T1"> myFunction()</text:span></text:p>
            </text:list-item>
          </text:list>
        </text:list-item>
        <text:list-item>
          <text:p text:style-name="P7"/>
        </text:list-item>
      </text:list>
      <text:p text:style-name="P8"/>
      <text:p text:style-name="P3">Function vs. Methods</text:p>
      <text:list xml:id="list920437516" text:style-name="L3">
        <text:list-item>
          <text:p text:style-name="P9">Functions that are inside objects are called methods.</text:p>
        </text:list-item>
        <text:list-item>
          <text:p text:style-name="P9">It is possible to call other functions within functions.</text:p>
        </text:list-item>
      </text:list>
      <text:p text:style-name="P8"/>
      <text:p text:style-name="P4">Anonymous Functions</text:p>
      <text:list xml:id="list519720999" text:style-name="L4">
        <text:list-item>
          <text:p text:style-name="P10">Anonymous functions are functions that have no names. These are generally used with an event handler such as <text:span text:style-name="T1">onclick</text:span><text:span text:style-name="T2">.</text:span></text:p>
          <text:list>
            <text:list-item>
              <text:p text:style-name="P10"><text:span text:style-name="T2">ex. </text:span><text:span text:style-name="T1">myButton.onclick = function() {code here;}</text:span></text:p>
            </text:list-item>
          </text:list>
        </text:list-item>
        <text:list-item>
          <text:p text:style-name="P11">It is possible to assign a function to a variable, but not recommended as it causes confusion.</text:p>
          <text:list>
            <text:list-item>
              <text:p text:style-name="P11">Instead, it is better to use the form:</text:p>
              <text:list>
                <text:list-item>
                  <text:p text:style-name="P18">function functionName() {code here}</text:p>
                </text:list-item>
              </text:list>
            </text:list-item>
          </text:list>
        </text:list-item>
      </text:list>
      <text:p text:style-name="P12"/>
      <text:p text:style-name="P5">Function Parameters</text:p>
      <text:list xml:id="list1973152992" text:style-name="L5">
        <text:list-item>
          <text:p text:style-name="P13">Some functions require parameters to be specified when invoking the function. These values will go inside the parentheses.</text:p>
        </text:list-item>
        <text:list-item>
          <text:p text:style-name="P13">There are functions where inputting parameters are optional, and the function will have a default behavior.</text:p>
          <text:list>
            <text:list-item>
              <text:p text:style-name="P13">ex. The array <text:span text:style-name="T1">join()</text:span> function has optional parameters. (if no parameters, will include commas)</text:p>
            </text:list-item>
          </text:list>
        </text:list-item>
      </text:list>
      <text:p text:style-name="P14"/>
      <text:p text:style-name="P5">Function Scope and Conflicts</text:p>
      <text:list xml:id="list3358907924" text:style-name="L6">
        <text:list-item>
          <text:p text:style-name="P19"><text:span text:style-name="T4">Scope is context and levels of compartmentizations. Inside a function, the variables and other things defined within, they are inside their own separate scope.</text:span></text:p>
        </text:list-item>
        <text:list-item>
          <text:p text:style-name="P20"><text:span text:style-name="T3">The top level outside all functions is called the </text:span><text:span text:style-name="T5">global scope</text:span><text:span text:style-name="T3">. Values defined in the global scope can be accesible from anywhere in the code.</text:span></text:p>
        </text:list-item>
        <text:list-item>
          <text:p text:style-name="P15">It is set up this way to provide security and organization.</text:p>
        </text:list-item>
      </text:list>
      <text:p text:style-name="P14"/>
      <text:p text:style-name="P6">Functions inside Functions</text:p>
      <text:list xml:id="list2291852112" text:style-name="L7">
        <text:list-item>
          <text:p text:style-name="P16">Functions are often kept inside functions to keep code tidy.</text:p>
        </text:list-item>
        <text:list-item>
          <text:p text:style-name="P16">The code will be easier to understand if a complex function is broken into sub-functions<text:span text:style-name="T6">.</text:span></text:p>
        </text:list-item>
        <text:list-item>
          <text:p text:style-name="P17">Keep in mind the scope of the functions when using variables as it may cause unexpected error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19:58:25.660481557</meta:creation-date>
    <dc:date>2021-09-21T21:43:37.537668982</dc:date>
    <meta:editing-duration>PT23M19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27" meta:word-count="301" meta:character-count="1778" meta:non-whitespace-character-count="1523"/>
  </office:meta>
</office:document-meta>
</file>